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1T16:45:00</dc:date>
          </delta:change-info>
        </delta:change-transaction>
      </delta:tracked-changes>
      <text:h text:outline-level="1" text:style-name="P1">Simple Paragraph Deletion</text:h>
      <text:p text:style-name="P2">In this example, the following paragraph will be completely deleted. No other changes will be made.</text:p>
      <delta:removed-content delta:removal-change-idref="D">
        <text:p text:style-name="P2">This paragraph will be deleted.</text:p>
      </delta:removed-conten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5:10:19</dc:date>
    <meta:creation-date>2010-06-21T16:41:36</meta:creation-date>
    <dc:creator>Tristan Mitchell</dc:creator>
  </office:meta>
</office:document-meta>
</file>